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 jak śmierć</text:span><text:span text:style-name="T1"><text:line-break/></text:span><text:span text:style-name="T1">potężna jest Miłość,</text:span><text:span text:style-name="T1"><text:line-break/></text:span><text:span text:style-name="T1">a zazdrość jej</text:span><text:span text:style-name="T1"><text:line-break/></text:span><text:span text:style-name="T1">nieprzejednana</text:span><text:span text:style-name="T1"><text:line-break/></text:span><text:span text:style-name="T1">jak szeol.</text:span><text:span text:style-name="T1"><text:line-break/></text:span><text:span text:style-name="T1">Żar jej to żar ognia</text:span><text:span text:style-name="T1"><text:line-break/></text:span><text:span text:style-name="T1">Płomień Pańs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ody wielkie</text:span><text:span text:style-name="T1"><text:line-break/></text:span><text:span text:style-name="T1">nie zdołają ugasić miłości</text:span><text:span text:style-name="T1"><text:line-break/></text:span><text:span text:style-name="T1">Nie zatopią,</text:span><text:span text:style-name="T1"><text:line-break/></text:span><text:span text:style-name="T1">nie zatopią jej rzek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none" style:country-asian="non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9-04-24T20:19:04</meta:creation-date>
    <dc:date>2013-09-24T10:52:27.374000000</dc:date>
    <dc:language>pl-PL</dc:language>
    <meta:editing-cycles>5</meta:editing-cycles>
    <meta:editing-duration>PT3M33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